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ni HPC Cluster and Server Storage Setup Documentation</text:h>
      <text:h text:style-name="Heading_20_2" text:outline-level="2">Purpose &amp; Motivation</text:h>
      <text:p text:style-name="Text_20_body">I wanted to create a mini high-performance computing (HPC) setup using only my laptop and personal computer (PC). The goals were:</text:p>
      <text:list text:style-name="L1">
        <text:list-item>
          <text:p text:style-name="P1"><text:span text:style-name="Strong_20_Emphasis">Use my PC for compute-intensive jobs</text:span></text:p>
        </text:list-item>
        <text:list-item>
          <text:p text:style-name="P1"><text:span text:style-name="Strong_20_Emphasis">Control everything from my laptop</text:span></text:p>
        </text:list-item>
        <text:list-item>
          <text:p text:style-name="P1"><text:span text:style-name="Strong_20_Emphasis">Have a shared folder between laptop and PC that always stays connected, even after restarting</text:span></text:p>
        </text:list-item>
        <text:list-item>
          <text:p text:style-name="P1"><text:span text:style-name="Strong_20_Emphasis">Learn how real HPC clusters work using SLURM (a job scheduler)</text:span></text:p>
        </text:list-item>
      </text:list>
      <text:p text:style-name="Text_20_body">This setup has two main parts:</text:p>
      <text:h text:style-name="Heading_20_3" text:outline-level="3">Part 1: Shared Storage (Server Storage)</text:h>
      <text:p text:style-name="Text_20_body">To keep all files accessible and persistent across both devices.</text:p>
      <text:h text:style-name="Heading_20_3" text:outline-level="3">Part 2: HPC Cluster Setup with SLURM</text:h>
      <text:p text:style-name="Text_20_body">To simulate job submission and scheduling like in real HPC clusters.</text:p>
      <text:h text:style-name="Heading_20_2" text:outline-level="2"/>
      <text:h text:style-name="Heading_20_2" text:outline-level="2">Making Part 1: Server Storage with NFS</text:h>
      <text:h text:style-name="Heading_20_3" text:outline-level="3">Step 1: Assign a Static IP to the PC</text:h>
      <text:p text:style-name="Text_20_body">We need the PC to always have the same IP address.</text:p>
      <text:list text:style-name="L2">
        <text:list-item>
          <text:p text:style-name="P2">Login to your <text:span text:style-name="Strong_20_Emphasis">Wi-Fi router</text:span></text:p>
        </text:list-item>
        <text:list-item>
          <text:p text:style-name="P2">Reserve a static IP for your PC using its MAC address (e.g., <text:span text:style-name="Source_20_Text">192.168.1.100</text:span>)</text:p>
        </text:list-item>
      </text:list>
      <text:p text:style-name="Text_20_body">This way, your laptop can always connect using the same address.</text:p>
      <text:h text:style-name="Heading_20_3" text:outline-level="3">Step 2: Enable SSH on the PC</text:h>
      <text:p text:style-name="Text_20_body">Install SSH so the laptop can connect remotely.</text:p>
      <text:p text:style-name="Preformatted_20_Text"><text:span text:style-name="Source_20_Text">sudo apt install openssh-server</text:span></text:p>
      <text:p text:style-name="Preformatted_20_Text"><text:span text:style-name="Source_20_Text">sudo systemctl enable ssh</text:span></text:p>
      <text:p text:style-name="P3"><text:span text:style-name="Source_20_Text">sudo systemctl start ssh</text:span></text:p>
      <text:h text:style-name="Heading_20_3" text:outline-level="3">Step 3: Test SSH from Laptop</text:h>
      <text:p text:style-name="Text_20_body">On your laptop:</text:p>
      <text:p text:style-name="P3"><text:soft-page-break/><text:span text:style-name="Source_20_Text">ssh pcuser@192.168.1.100</text:span></text:p>
      <text:p text:style-name="Text_20_body">Replace <text:span text:style-name="Source_20_Text">pcuser</text:span> and IP with your actual PC username and IP.</text:p>
      <text:h text:style-name="Heading_20_3" text:outline-level="3">Step 4: Create a Shared Folder on PC</text:h>
      <text:p text:style-name="Text_20_body">On the PC:</text:p>
      <text:p text:style-name="Preformatted_20_Text"><text:span text:style-name="Source_20_Text">mkdir /home/pcuser/server_storage</text:span></text:p>
      <text:p text:style-name="P3"><text:span text:style-name="Source_20_Text">chmod 777 /home/pcuser/server_storage</text:span></text:p>
      <text:p text:style-name="Text_20_body">This makes the folder accessible.</text:p>
      <text:h text:style-name="Heading_20_3" text:outline-level="3">Step 5: Install NFS on Both Laptop and PC</text:h>
      <text:p text:style-name="P3"><text:span text:style-name="Source_20_Text">sudo apt install nfs-kernel-server nfs-common</text:span></text:p>
      <text:h text:style-name="Heading_20_3" text:outline-level="3">Step 6: Configure NFS on the PC</text:h>
      <text:p text:style-name="Text_20_body">Edit the exports file on the PC:</text:p>
      <text:p text:style-name="P3"><text:span text:style-name="Source_20_Text">sudo nano /etc/exports</text:span></text:p>
      <text:p text:style-name="Text_20_body">Add this line:</text:p>
      <text:p text:style-name="P3"><text:span text:style-name="Source_20_Text">/home/pcuser/server_storage 192.168.1.0/24(rw,sync,no_subtree_check)</text:span></text:p>
      <text:p text:style-name="Text_20_body">Then restart the service:</text:p>
      <text:p text:style-name="Preformatted_20_Text"><text:span text:style-name="Source_20_Text">sudo exportfs -a</text:span></text:p>
      <text:p text:style-name="P3"><text:span text:style-name="Source_20_Text">sudo systemctl restart nfs-kernel-server</text:span></text:p>
      <text:h text:style-name="Heading_20_3" text:outline-level="3">Step 7: Mount Storage on Laptop</text:h>
      <text:p text:style-name="Text_20_body">On your laptop:</text:p>
      <text:p text:style-name="Preformatted_20_Text"><text:span text:style-name="Source_20_Text">sudo mkdir /home/abdullah/pc_storage</text:span></text:p>
      <text:p text:style-name="P3"><text:span text:style-name="Source_20_Text">sudo mount 192.168.1.100:/home/pcuser/server_storage /home/abdullah/pc_storage</text:span></text:p>
      <text:p text:style-name="Text_20_body">Now the PC folder appears like a normal folder on the laptop.</text:p>
      <text:h text:style-name="Heading_20_3" text:outline-level="3">Step 8: Make the Mount Permanent</text:h>
      <text:p text:style-name="Text_20_body">Edit the <text:span text:style-name="Source_20_Text">/etc/fstab</text:span> file on your laptop:</text:p>
      <text:p text:style-name="P3"><text:span text:style-name="Source_20_Text">sudo nano /etc/fstab</text:span></text:p>
      <text:p text:style-name="Text_20_body">Add this line:</text:p>
      <text:p text:style-name="P3"><text:span text:style-name="Source_20_Text">192.168.1.100:/home/pcuser/server_storage /home/abdullah/pc_storage nfs defaults 0 0</text:span></text:p>
      <text:p text:style-name="Text_20_body">This makes the storage auto-mount on reboot.</text:p>
      <text:h text:style-name="Heading_20_3" text:outline-level="3">Step 9: Test Write Access</text:h>
      <text:p text:style-name="P3"><text:span text:style-name="Source_20_Text">echo "hello" &gt; ~/pc_storage/test.txt</text:span></text:p>
      <text:p text:style-name="Text_20_body"><text:soft-page-break/>Check if the file appears on the PC.</text:p>
      <text:h text:style-name="Heading_20_2" text:outline-level="2"/>
      <text:h text:style-name="Heading_20_2" text:outline-level="2">Making Part 2: HPC Cluster with SLURM</text:h>
      <text:h text:style-name="Heading_20_3" text:outline-level="3">Step 1: Install SLURM on the PC (Compute Node)</text:h>
      <text:p text:style-name="P3"><text:span text:style-name="Source_20_Text">sudo apt install slurm-wlm</text:span></text:p>
      <text:h text:style-name="Heading_20_3" text:outline-level="3">Step 2: Configure SLURM</text:h>
      <text:p text:style-name="Text_20_body">Edit the config file:</text:p>
      <text:p text:style-name="P3"><text:span text:style-name="Source_20_Text">sudo nano /etc/slurm-llnl/slurm.conf</text:span></text:p>
      <text:p text:style-name="Text_20_body">Use this basic config:</text:p>
      <text:p text:style-name="Preformatted_20_Text"><text:span text:style-name="Source_20_Text">ClusterName=mini_cluster</text:span></text:p>
      <text:p text:style-name="Preformatted_20_Text"><text:span text:style-name="Source_20_Text">ControlMachine=localhost</text:span></text:p>
      <text:p text:style-name="Preformatted_20_Text"><text:span text:style-name="Source_20_Text">NodeName=localhost CPUs=4 State=UNKNOWN</text:span></text:p>
      <text:p text:style-name="P3"><text:span text:style-name="Source_20_Text">PartitionName=debug Nodes=localhost Default=YES MaxTime=INFINITE State=UP</text:span></text:p>
      <text:p text:style-name="Text_20_body">Restart the SLURM service:</text:p>
      <text:p text:style-name="Preformatted_20_Text"><text:span text:style-name="Source_20_Text">sudo systemctl restart slurmctld</text:span></text:p>
      <text:p text:style-name="P3"><text:span text:style-name="Source_20_Text">sudo systemctl restart slurmd</text:span></text:p>
      <text:h text:style-name="Heading_20_3" text:outline-level="3">Step 3: Enable Job Submission from Laptop</text:h>
      <text:list text:style-name="L3">
        <text:list-item>
          <text:p text:style-name="P4">Setup passwordless SSH:</text:p>
        </text:list-item>
      </text:list>
      <text:p text:style-name="Preformatted_20_Text"><text:span text:style-name="Source_20_Text">ssh-keygen</text:span></text:p>
      <text:p text:style-name="P3"><text:span text:style-name="Source_20_Text">ssh-copy-id pcuser@192.168.1.100</text:span></text:p>
      <text:list text:style-name="L4">
        <text:list-item>
          <text:p text:style-name="P5">Make sure SLURM is running:</text:p>
        </text:list-item>
      </text:list>
      <text:p text:style-name="P3"><text:span text:style-name="Source_20_Text">scontrol show nodes</text:span></text:p>
      <text:h text:style-name="Heading_20_3" text:outline-level="3">Step 4: Submit a Job from the Laptop</text:h>
      <text:p text:style-name="Text_20_body">Create a job script <text:span text:style-name="Source_20_Text">job.sh</text:span>:</text:p>
      <text:p text:style-name="Preformatted_20_Text"><text:span text:style-name="Source_20_Text">#!/bin/bash</text:span></text:p>
      <text:p text:style-name="Preformatted_20_Text"><text:span text:style-name="Source_20_Text">#SBATCH --job-name=test_job</text:span></text:p>
      <text:p text:style-name="Preformatted_20_Text"><text:span text:style-name="Source_20_Text">#SBATCH --output=output.txt</text:span></text:p>
      <text:p text:style-name="Preformatted_20_Text"><text:span text:style-name="Source_20_Text">#SBATCH --ntasks=1</text:span></text:p>
      <text:p text:style-name="Preformatted_20_Text"><text:span text:style-name="Source_20_Text">#SBATCH --time=00:01:00</text:span></text:p>
      <text:p text:style-name="Preformatted_20_Text"/>
      <text:p text:style-name="Preformatted_20_Text"><text:span text:style-name="Source_20_Text">hostname</text:span></text:p>
      <text:p text:style-name="P3"><text:span text:style-name="Source_20_Text">sleep 10</text:span></text:p>
      <text:p text:style-name="Text_20_body">Submit using SSH:</text:p>
      <text:p text:style-name="P3"><text:span text:style-name="Source_20_Text">ssh pcuser@192.168.1.100 'sbatch ~/job.sh'</text:span></text:p>
      <text:p text:style-name="Text_20_body">Check job status:</text:p>
      <text:p text:style-name="P3"><text:soft-page-break/><text:span text:style-name="Source_20_Text">ssh pcuser@192.168.1.100 'squeue'</text:span></text:p>
      <text:h text:style-name="Heading_20_2" text:outline-level="2">Conclusion &amp; Benefits</text:h>
      <text:list text:style-name="L5">
        <text:list-item>
          <text:p text:style-name="P6">✅ I created a working <text:span text:style-name="Strong_20_Emphasis">shared storage system</text:span> that stays mounted even after reboot.</text:p>
        </text:list-item>
        <text:list-item>
          <text:p text:style-name="P6">✅ I installed and configured <text:span text:style-name="Strong_20_Emphasis">SLURM</text:span> for job scheduling.</text:p>
        </text:list-item>
        <text:list-item>
          <text:p text:style-name="P6">✅ I made my laptop the <text:span text:style-name="Strong_20_Emphasis">master controller</text:span>, and the PC acts as a <text:span text:style-name="Strong_20_Emphasis">compute server</text:span>.</text:p>
        </text:list-item>
        <text:list-item>
          <text:p text:style-name="P6">✅ All work is done over <text:span text:style-name="Strong_20_Emphasis">LAN</text:span> with <text:span text:style-name="Strong_20_Emphasis">no internet</text:span> required.</text:p>
        </text:list-item>
      </text:list>
      <text:h text:style-name="Heading_20_3" text:outline-level="3">Benefits</text:h>
      <text:list text:style-name="L6">
        <text:list-item>
          <text:p text:style-name="P7">Helps understand distributed computing</text:p>
        </text:list-item>
        <text:list-item>
          <text:p text:style-name="P7">Useful for testing job scripts</text:p>
        </text:list-item>
        <text:list-item>
          <text:p text:style-name="P7">Storage is always available</text:p>
        </text:list-item>
        <text:list-item>
          <text:p text:style-name="P7">Great simulation of a real HPC setup at hom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3:29:30.653241079</meta:creation-date>
    <dc:date>2025-07-27T13:33:14.737427718</dc:date>
    <meta:editing-duration>PT3M45S</meta:editing-duration>
    <meta:editing-cycles>1</meta:editing-cycles>
    <meta:document-statistic meta:table-count="0" meta:image-count="0" meta:object-count="0" meta:page-count="4" meta:paragraph-count="99" meta:word-count="571" meta:character-count="3624" meta:non-whitespace-character-count="3172"/>
    <meta:generator>LibreOffice/25.2.5.2$Linux_X86_64 LibreOffice_project/fb4792146257752f54eab576deb869869b108571</meta:generator>
  </office:meta>
</office:document-meta>
</file>